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0f0e98c"/>
    </style:style>
    <style:style style:name="P2" style:family="paragraph" style:parent-style-name="Footer">
      <style:paragraph-properties fo:text-align="center" style:justify-single-word="false"/>
      <style:text-properties fo:language="fr" fo:country="CH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fo:language="en" fo:country="US" officeooo:rsid="00054439" officeooo:paragraph-rsid="000e0fde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paragraph-rsid="03e3592e"/>
    </style:style>
    <style:style style:name="P5" style:family="paragraph" style:parent-style-name="Standard">
      <style:paragraph-properties fo:text-align="center" style:justify-single-word="false"/>
      <style:text-properties officeooo:paragraph-rsid="045367de"/>
    </style:style>
    <style:style style:name="P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language="fr" fo:country="CH" fo:font-style="normal" style:text-underline-style="solid" style:text-underline-width="auto" style:text-underline-color="font-color" fo:font-weight="bold" officeooo:paragraph-rsid="000e0fde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language="fr" fo:country="CH" fo:font-style="normal" style:text-underline-style="solid" style:text-underline-width="auto" style:text-underline-color="font-color" fo:font-weight="bold" officeooo:paragraph-rsid="039b775f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font-name="Liberation Serif" fo:font-size="12pt" fo:letter-spacing="normal" fo:language="en" fo:country="GB" fo:font-style="normal" fo:font-weight="normal" officeooo:rsid="05bf905c" officeooo:paragraph-rsid="05c27cb6" fo:background-color="#fffffe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418867c" officeooo:paragraph-rsid="039b775f" style:font-size-asian="12pt" style:font-style-asian="normal" style:font-size-complex="12pt" style:font-style-complex="normal"/>
    </style:style>
    <style:style style:name="P1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418867c" officeooo:paragraph-rsid="053d4cd4" style:font-size-asian="12pt" style:font-style-asian="normal" style:font-size-complex="12pt" style:font-style-complex="normal"/>
    </style:style>
    <style:style style:name="P1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4549b" officeooo:paragraph-rsid="0594549b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4549b" officeooo:paragraph-rsid="05c65666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dd088" officeooo:paragraph-rsid="059dd088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dd088" officeooo:paragraph-rsid="05c27cb6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21d6a" officeooo:paragraph-rsid="05c27cb6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c7ee2c" officeooo:paragraph-rsid="05c7ee2c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7d3e82" officeooo:paragraph-rsid="058b117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b1170" officeooo:paragraph-rsid="058b117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style:text-underline-style="solid" style:text-underline-width="auto" style:text-underline-color="font-color" fo:font-weight="bold" officeooo:rsid="05d38f4c" officeooo:paragraph-rsid="05d38f4c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paragraph-rsid="058b1170"/>
    </style:style>
    <style:style style:name="P2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paragraph-rsid="058501c3"/>
    </style:style>
    <style:style style:name="P2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paragraph-rsid="05c27cb6"/>
    </style:style>
    <style:style style:name="P2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paragraph-rsid="05c59df9"/>
    </style:style>
    <style:style style:name="P2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rsid="0591b01e" officeooo:paragraph-rsid="0591b01e"/>
    </style:style>
    <style:style style:name="P2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rsid="05ad180f" officeooo:paragraph-rsid="05c27cb6"/>
    </style:style>
    <style:style style:name="P2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b97f7f"/>
    </style:style>
    <style:style style:name="P2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bb58ce"/>
    </style:style>
    <style:style style:name="P2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96f451"/>
    </style:style>
    <style:style style:name="P2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c7ee2c"/>
    </style:style>
    <style:style style:name="P3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cc84c8"/>
    </style:style>
    <style:style style:name="P3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style:font-name="Liberation Serif" fo:font-size="12pt" fo:language="en" fo:country="GB" fo:font-weight="normal" officeooo:rsid="05ae6477" officeooo:paragraph-rsid="05ad180f" fo:background-color="#fffffe" style:font-size-asian="12pt" style:font-size-complex="12pt"/>
    </style:style>
    <style:style style:name="P3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style:font-name="Liberation Serif" fo:font-size="12pt" fo:language="en" fo:country="GB" fo:font-weight="normal" officeooo:rsid="05b31793" officeooo:paragraph-rsid="05b19f35" fo:background-color="#fffffe" style:font-size-asian="12pt" style:font-size-complex="12pt"/>
    </style:style>
    <style:style style:name="P3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style:font-name="Liberation Serif" fo:font-size="12pt" fo:language="en" fo:country="GB" fo:font-weight="normal" officeooo:rsid="05b625bc" officeooo:paragraph-rsid="05b625bc" fo:background-color="#fffffe" style:font-size-asian="12pt" style:font-size-complex="12pt"/>
    </style:style>
    <style:style style:name="P3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style:font-name="Liberation Serif" fo:font-size="12pt" fo:language="en" fo:country="GB" fo:font-weight="normal" officeooo:rsid="05bc4980" officeooo:paragraph-rsid="05bb58ce" fo:background-color="#fffffe" style:font-size-asian="12pt" style:font-size-complex="12pt"/>
    </style:style>
    <style:style style:name="P3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style:font-name="Liberation Serif" fo:font-size="12pt" fo:language="en" fo:country="GB" fo:font-weight="normal" officeooo:rsid="05cc84c8" officeooo:paragraph-rsid="05cc84c8" fo:background-color="#fffffe" style:font-size-asian="12pt" style:font-size-complex="12pt"/>
    </style:style>
    <style:style style:name="P3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style:text-underline-style="solid" style:text-underline-width="auto" style:text-underline-color="font-color" fo:font-weight="bold" officeooo:rsid="05d38f4c" officeooo:paragraph-rsid="05d38f4c" style:font-weight-asian="bold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2pt" fo:language="en" fo:country="US" fo:font-style="normal" style:text-underline-style="solid" style:text-underline-width="auto" style:text-underline-color="font-color" fo:font-weight="bold" officeooo:rsid="00054439" officeooo:paragraph-rsid="000e0fde" style:text-blinking="false" fo:background-color="transparent" style:font-size-asian="12pt" style:font-size-complex="12pt"/>
    </style:style>
    <style:style style:name="P3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style:font-name="Liberation Serif" fo:font-size="12pt" fo:language="en" fo:country="GB" fo:font-weight="normal" officeooo:rsid="05cd927a" officeooo:paragraph-rsid="05cc84c8" fo:background-color="#fffffe" style:font-size-asian="12pt" style:font-size-complex="12pt"/>
    </style:style>
    <style:style style:name="P3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rsid="05ad180f" officeooo:paragraph-rsid="05ad180f"/>
    </style:style>
    <style:style style:name="P4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rsid="05d9f582" officeooo:paragraph-rsid="05d9f582"/>
    </style:style>
    <style:style style:name="T1" style:family="text">
      <style:text-properties fo:language="en" fo:country="US" officeooo:rsid="0128a33f"/>
    </style:style>
    <style:style style:name="T2" style:family="text">
      <style:text-properties style:font-name="Arial" fo:font-size="11pt" fo:language="en" fo:country="US" style:text-underline-style="none" fo:font-weight="normal" officeooo:rsid="03e3592e" style:font-size-asian="11pt" style:font-weight-asian="normal" style:font-size-complex="11pt" style:font-weight-complex="normal"/>
    </style:style>
    <style:style style:name="T3" style:family="text">
      <style:text-properties style:font-name="Arial" fo:font-size="11pt" fo:language="en" fo:country="US" style:text-underline-style="none" fo:font-weight="normal" officeooo:rsid="0457468e" style:font-size-asian="11pt" style:font-weight-asian="normal" style:font-size-complex="11pt" style:font-weight-complex="normal"/>
    </style:style>
    <style:style style:name="T4" style:family="text">
      <style:text-properties fo:language="fr" fo:country="CH" officeooo:rsid="0128a33f"/>
    </style:style>
    <style:style style:name="T5" style:family="text">
      <style:text-properties fo:language="fr" fo:country="CH" officeooo:rsid="058eb993"/>
    </style:style>
    <style:style style:name="T6" style:family="text">
      <style:text-properties fo:language="fr" fo:country="CH" officeooo:rsid="045ad84c"/>
    </style:style>
    <style:style style:name="T7" style:family="text">
      <style:text-properties officeooo:rsid="0081c464"/>
    </style:style>
    <style:style style:name="T8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3e3592e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457468e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46f8168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57d3e82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fbb3a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dd088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c9b3dd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6f451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b31793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c9bcaf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8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dad9e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9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b382bd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0" style:family="text">
      <style:text-properties fo:font-variant="normal" fo:text-transform="none" fo:color="#343a40" style:font-name="Liberation Serif" fo:font-size="12pt" fo:letter-spacing="normal" fo:font-style="normal" fo:font-weight="normal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1" style:family="text">
      <style:text-properties fo:font-variant="normal" fo:text-transform="none" fo:color="#343a40" style:font-name="Liberation Serif" fo:font-size="12pt" fo:letter-spacing="normal" fo:font-style="normal" fo:font-weight="normal" officeooo:rsid="057d3e8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2" style:family="text">
      <style:text-properties fo:font-variant="normal" fo:text-transform="none" fo:color="#343a40" style:font-name="Liberation Serif" fo:font-size="12pt" fo:letter-spacing="normal" fo:font-style="normal" fo:font-weight="normal" officeooo:rsid="05891ba7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3" style:family="text">
      <style:text-properties fo:font-variant="normal" fo:text-transform="none" fo:color="#343a40" style:font-name="Liberation Serif" fo:font-size="12pt" fo:letter-spacing="normal" fo:font-style="normal" fo:font-weight="normal" officeooo:rsid="058501c3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4" style:family="text">
      <style:text-properties fo:font-variant="normal" fo:text-transform="none" fo:color="#343a40" style:font-name="Liberation Serif" fo:font-size="12pt" fo:letter-spacing="normal" fo:font-style="normal" fo:font-weight="normal" officeooo:rsid="05871db1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5" style:family="text">
      <style:text-properties fo:font-variant="normal" fo:text-transform="none" fo:color="#343a40" style:font-name="Liberation Serif" fo:font-size="12pt" fo:letter-spacing="normal" fo:font-style="normal" fo:font-weight="normal" officeooo:rsid="058b117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6" style:family="text">
      <style:text-properties fo:font-variant="normal" fo:text-transform="none" fo:color="#343a40" style:font-name="Liberation Serif" fo:font-size="12pt" fo:letter-spacing="normal" fo:font-style="normal" fo:font-weight="normal" officeooo:rsid="058bff1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7" style:family="text">
      <style:text-properties fo:font-variant="normal" fo:text-transform="none" fo:color="#343a40" style:font-name="Liberation Serif" fo:font-size="12pt" fo:letter-spacing="normal" fo:font-style="normal" fo:font-weight="normal" officeooo:rsid="059041a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8" style:family="text">
      <style:text-properties fo:font-variant="normal" fo:text-transform="none" fo:color="#343a40" style:font-name="Liberation Serif" fo:font-size="12pt" fo:letter-spacing="normal" fo:font-style="normal" fo:font-weight="normal" officeooo:rsid="05c59df9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9" style:family="text">
      <style:text-properties fo:font-variant="normal" fo:text-transform="none" fo:color="#343a40" style:font-name="Liberation Serif" fo:font-size="12pt" fo:letter-spacing="normal" fo:font-style="normal" fo:font-weight="normal" officeooo:rsid="05d4f376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0" style:family="text">
      <style:text-properties fo:font-variant="normal" fo:text-transform="none" fo:color="#343a40" style:font-name="Liberation Serif" fo:font-size="12pt" fo:letter-spacing="normal" fo:font-style="normal" fo:font-weight="normal" officeooo:rsid="05821d6a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1" style:family="text">
      <style:text-properties fo:font-variant="normal" fo:text-transform="none" fo:color="#343a40" style:font-name="Liberation Serif" fo:font-size="12pt" fo:letter-spacing="normal" fo:font-style="normal" fo:font-weight="normal" officeooo:rsid="0597d80b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2" style:family="text">
      <style:text-properties fo:font-variant="normal" fo:text-transform="none" fo:color="#343a40" style:font-name="Liberation Serif" fo:font-size="12pt" fo:letter-spacing="normal" fo:font-style="normal" fo:font-weight="normal" officeooo:rsid="0583bb94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3" style:family="text">
      <style:text-properties fo:font-variant="normal" fo:text-transform="none" fo:color="#343a40" style:font-name="Liberation Serif" fo:font-size="12pt" fo:letter-spacing="normal" fo:font-style="normal" fo:font-weight="normal" officeooo:rsid="059a70c7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4" style:family="text">
      <style:text-properties fo:font-variant="normal" fo:text-transform="none" fo:color="#343a40" style:text-line-through-style="none" style:text-line-through-type="none" style:font-name="Liberation Serif" fo:font-size="12pt" fo:letter-spacing="normal" fo:font-style="normal" style:text-underline-style="none" fo:font-weight="normal" officeooo:rsid="059a70c7" style:text-blinking="false" fo:background-color="#ffffff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5" style:family="text">
      <style:text-properties fo:font-variant="normal" fo:text-transform="none" fo:color="#333333" style:font-name="Liberation Serif" fo:font-size="12pt" fo:letter-spacing="normal" fo:language="en" fo:country="GB" fo:font-style="normal" fo:font-weight="normal" officeooo:rsid="059dd088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6" style:family="text">
      <style:text-properties fo:color="#000000" style:font-name="Liberation Serif" fo:font-size="12pt" fo:language="en" fo:country="GB" fo:font-weight="normal" fo:background-color="#fffffe" loext:char-shading-value="0" style:font-size-asian="12pt" style:font-size-complex="12pt"/>
    </style:style>
    <style:style style:name="T37" style:family="text">
      <style:text-properties fo:color="#000000" style:font-name="Liberation Serif" fo:font-size="12pt" fo:language="en" fo:country="GB" fo:font-weight="normal" officeooo:rsid="05a0508a" fo:background-color="#fffffe" loext:char-shading-value="0" style:font-size-asian="12pt" style:font-size-complex="12pt"/>
    </style:style>
    <style:style style:name="T38" style:family="text">
      <style:text-properties fo:color="#000000" style:font-name="Liberation Serif" fo:font-size="12pt" fo:language="en" fo:country="GB" fo:font-weight="normal" officeooo:rsid="05a166f4" fo:background-color="#fffffe" loext:char-shading-value="0" style:font-size-asian="12pt" style:font-size-complex="12pt"/>
    </style:style>
    <style:style style:name="T39" style:family="text">
      <style:text-properties fo:color="#000000" style:font-name="Liberation Serif" fo:font-size="12pt" fo:language="en" fo:country="GB" fo:font-weight="normal" officeooo:rsid="05a4dbe4" fo:background-color="#fffffe" loext:char-shading-value="0" style:font-size-asian="12pt" style:font-size-complex="12pt"/>
    </style:style>
    <style:style style:name="T40" style:family="text">
      <style:text-properties fo:color="#000000" style:font-name="Liberation Serif" fo:font-size="12pt" fo:language="en" fo:country="GB" fo:font-weight="normal" officeooo:rsid="05a92b72" fo:background-color="#fffffe" loext:char-shading-value="0" style:font-size-asian="12pt" style:font-size-complex="12pt"/>
    </style:style>
    <style:style style:name="T41" style:family="text">
      <style:text-properties fo:color="#000000" style:font-name="Liberation Serif" fo:font-size="12pt" fo:language="en" fo:country="GB" fo:font-weight="normal" officeooo:rsid="05aad086" fo:background-color="#fffffe" loext:char-shading-value="0" style:font-size-asian="12pt" style:font-size-complex="12pt"/>
    </style:style>
    <style:style style:name="T42" style:family="text">
      <style:text-properties fo:color="#000000" style:font-name="Liberation Serif" fo:font-size="12pt" fo:language="en" fo:country="GB" fo:font-weight="normal" officeooo:rsid="05ae6477" fo:background-color="#fffffe" loext:char-shading-value="0" style:font-size-asian="12pt" style:font-size-complex="12pt"/>
    </style:style>
    <style:style style:name="T43" style:family="text">
      <style:text-properties fo:color="#000000" style:font-name="Liberation Serif" fo:font-size="12pt" fo:language="en" fo:country="GB" fo:font-weight="normal" officeooo:rsid="05b31793" fo:background-color="#fffffe" loext:char-shading-value="0" style:font-size-asian="12pt" style:font-size-complex="12pt"/>
    </style:style>
    <style:style style:name="T44" style:family="text">
      <style:text-properties fo:color="#000000" style:font-name="Liberation Serif" fo:font-size="12pt" fo:language="en" fo:country="GB" fo:font-weight="normal" officeooo:rsid="05b19f35" fo:background-color="#fffffe" loext:char-shading-value="0" style:font-size-asian="12pt" style:font-size-complex="12pt"/>
    </style:style>
    <style:style style:name="T45" style:family="text">
      <style:text-properties fo:color="#000000" style:font-name="Liberation Serif" fo:font-size="12pt" fo:language="en" fo:country="GB" fo:font-weight="normal" officeooo:rsid="05b97f7f" fo:background-color="#fffffe" loext:char-shading-value="0" style:font-size-asian="12pt" style:font-size-complex="12pt"/>
    </style:style>
    <style:style style:name="T46" style:family="text">
      <style:text-properties fo:color="#000000" style:font-name="Liberation Serif" fo:font-size="12pt" fo:language="en" fo:country="GB" fo:font-weight="normal" officeooo:rsid="05bb58ce" fo:background-color="#fffffe" loext:char-shading-value="0" style:font-size-asian="12pt" style:font-size-complex="12pt"/>
    </style:style>
    <style:style style:name="T47" style:family="text">
      <style:text-properties fo:color="#000000" style:font-name="Liberation Serif" fo:font-size="12pt" fo:language="en" fo:country="GB" fo:font-weight="normal" officeooo:rsid="05bc4980" fo:background-color="#fffffe" loext:char-shading-value="0" style:font-size-asian="12pt" style:font-size-complex="12pt"/>
    </style:style>
    <style:style style:name="T48" style:family="text">
      <style:text-properties fo:color="#000000" style:font-name="Liberation Serif" fo:font-size="12pt" fo:language="en" fo:country="GB" fo:font-weight="normal" officeooo:rsid="05cb2bc2" fo:background-color="#fffffe" loext:char-shading-value="0" style:font-size-asian="12pt" style:font-size-complex="12pt"/>
    </style:style>
    <style:style style:name="T49" style:family="text">
      <style:text-properties fo:color="#000000" style:font-name="Liberation Serif" fo:font-size="12pt" fo:language="en" fo:country="GB" fo:font-weight="normal" officeooo:rsid="05cc84c8" fo:background-color="#fffffe" loext:char-shading-value="0" style:font-size-asian="12pt" style:font-size-complex="12pt"/>
    </style:style>
    <style:style style:name="T50" style:family="text">
      <style:text-properties fo:color="#000000" style:font-name="Liberation Serif" fo:font-size="12pt" fo:language="en" fo:country="GB" fo:font-weight="normal" officeooo:rsid="05d6b77c" fo:background-color="#fffffe" loext:char-shading-value="0" style:font-size-asian="12pt" style:font-size-complex="12pt"/>
    </style:style>
    <style:style style:name="T51" style:family="text">
      <style:text-properties fo:color="#000000" style:font-name="Liberation Serif" fo:font-size="12pt" fo:language="en" fo:country="GB" fo:background-color="#fffffe" loext:char-shading-value="0" style:font-size-asian="12pt" style:font-size-complex="12pt"/>
    </style:style>
    <style:style style:name="T52" style:family="text">
      <style:text-properties fo:color="#000000" style:font-name="Liberation Serif" fo:font-size="12pt" fo:language="en" fo:country="GB" officeooo:rsid="05cd927a" fo:background-color="#fffffe" loext:char-shading-value="0" style:font-size-asian="12pt" style:font-size-complex="12pt"/>
    </style:style>
    <style:style style:name="T53" style:family="text">
      <style:text-properties fo:color="#000000" style:font-name="Liberation Serif" fo:font-size="12pt" fo:language="en" fo:country="GB" officeooo:rsid="05d398e1" fo:background-color="#fffffe" loext:char-shading-value="0" style:font-size-asian="12pt" style:font-size-complex="12pt"/>
    </style:style>
    <style:style style:name="T54" style:family="text">
      <style:text-properties fo:color="#000000" style:text-position="super 58%" officeooo:rsid="05bf905c" fo:background-color="#fffffe" loext:char-shading-value="0"/>
    </style:style>
    <style:style style:name="T55" style:family="text">
      <style:text-properties fo:color="#000000" officeooo:rsid="05bf905c" fo:background-color="#fffffe" loext:char-shading-value="0"/>
    </style:style>
    <style:style style:name="T56" style:family="text">
      <style:text-properties fo:color="#000000" officeooo:rsid="05bc4980" fo:background-color="#fffffe" loext:char-shading-value="0"/>
    </style:style>
    <style:style style:name="T57" style:family="text">
      <style:text-properties officeooo:rsid="05c187cf"/>
    </style:style>
    <style:style style:name="T58" style:family="text">
      <style:text-properties officeooo:rsid="05d2d50b"/>
    </style:style>
    <style:style style:name="T59" style:family="text">
      <style:text-properties officeooo:rsid="05d311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0">C</text:span><text:span text:style-name="T11">oursework: Participating in a AICrowd challenge</text:span></text:p>
      <text:p text:style-name="P4"><text:span text:style-name="T8">C</text:span><text:span text:style-name="T9">rowdsourcing and AI</text:span></text:p>
      <text:p text:style-name="P3"/>
      <text:p text:style-name="P37"><text:bookmark text:name="docs-internal-guid-bd2ab14d-7fff-5f72-8951-974cbb7cfe7b"/>Michael Mosimann</text:p>
      <text:p text:style-name="P6">Université de Genève</text:p>
      <text:p text:style-name="P6">Faculté des Sciences</text:p>
      <text:p text:style-name="P7">Département d’informatique</text:p>
      <text:p text:style-name="P9"/>
      <text:p text:style-name="P10"/>
      <text:p text:style-name="P19">The code related part:</text:p>
      <text:p text:style-name="P17"/>
      <text:p text:style-name="P21"><text:span text:style-name="T23">So far, i have posted only the baseline as submissions to test the submission process and to see what score i need to improve on. </text:span><text:span text:style-name="T24">I have been working on the code and looking around the web to have some ideas, and test some codes to see how it might improve the AI.</text:span></text:p>
      <text:p text:style-name="P20"><text:span text:style-name="T24">I </text:span><text:span text:style-name="T25">had some problems with installing some libraries, and had some memory problems as the program took a lot of memory.</text:span></text:p>
      <text:p text:style-name="P12"><text:span text:style-name="T25">I had some ram memory problems </text:span><text:span text:style-name="T57">on my machine</text:span><text:span text:style-name="T25">, and executing the code with Colab, seems to </text:span><text:span text:style-name="T57">make the program</text:span><text:span text:style-name="T25"> work.</text:span></text:p>
      <text:p text:style-name="P18"/>
      <text:p text:style-name="P23"><text:span text:style-name="T26">I have tried to w</text:span><text:span text:style-name="T27">ork on</text:span><text:span text:style-name="T26"> smoke elimination, but also tried to do the speed detection</text:span><text:span text:style-name="T25">, </text:span><text:span text:style-name="T26">as I have been stuck </text:span><text:span text:style-name="T28">on </text:span><text:span text:style-name="T26">smoke elimination and haven’t made any result worth submitting. </text:span></text:p>
      <text:p text:style-name="P24"><text:span text:style-name="T26">F</text:span><text:span text:style-name="T20">or the smoke elimination, a generative model seems to be the model to use to transform the images with some smoke into images without any smoke. </text:span><text:span text:style-name="T29">It would logically gain a better score than the given baseline, sin e the baseline does not change the test images, it returns them unchanged.</text:span></text:p>
      <text:p text:style-name="P11"/>
      <text:p text:style-name="P28"><text:span text:style-name="T14">For the speed detection challenge. I tried to grayscale and it seems that </text:span><text:span text:style-name="T17">gr</text:span><text:span text:style-name="T15">ayscaling doe</text:span><text:span text:style-name="T14">s not</text:span><text:span text:style-name="T15"> improve </text:span><text:span text:style-name="T14">the score</text:span><text:span text:style-name="T15">, but worsen</text:span><text:span text:style-name="T14">s</text:span><text:span text:style-name="T15"> i</text:span><text:span text:style-name="T14">t</text:span><text:span text:style-name="T16">.</text:span></text:p>
      <text:p text:style-name="P13"/>
      <text:p text:style-name="P16">I have tried to use difference models to see if it impacts the performance of the training and might help improve the score.</text:p>
      <text:p text:style-name="P29"><text:span text:style-name="T12">The </text:span><text:span text:style-name="T35">squeezenet1_1</text:span><text:span text:style-name="T13"> </text:span><text:span text:style-name="T12">gives very bad results for the speed recognition, whereas the </text:span><text:span text:style-name="T36">resnet1</text:span><text:span text:style-name="T37">8 </text:span><text:span text:style-name="T38">improves the score a lot. </text:span></text:p>
      <text:p text:style-name="P29"><text:span text:style-name="T39">It shows how s</text:span><text:span text:style-name="T40">ome</text:span><text:span text:style-name="T39"> model</text:span><text:span text:style-name="T40">s</text:span><text:span text:style-name="T39"> can s</text:span><text:span text:style-name="T41">olve more efficiently</text:span><text:span text:style-name="T40"> some problems c</text:span><text:span text:style-name="T41">ompared to</text:span><text:span text:style-name="T40"> others </text:span><text:span text:style-name="T41">models</text:span><text:span text:style-name="T40">, whereas with another problem, the same model could do poorly</text:span><text:span text:style-name="T39">.</text:span></text:p>
      <text:p text:style-name="P39"><text:span text:style-name="T39">T</text:span><text:span text:style-name="T36">he resnet34 improves a little bit the score, but the major downside is that it’s take a lot of time to train/compute it, </text:span><text:span text:style-name="T42">due to the complexity of the model.</text:span></text:p>
      <text:p text:style-name="P40"><text:soft-page-break/><text:span text:style-name="T42">S</text:span><text:span text:style-name="T36">o the choice of the models depends on the improving the score while having an acceptable training time, not to long.</text:span></text:p>
      <text:p text:style-name="P31"/>
      <text:p text:style-name="P30"><text:span text:style-name="T49">I look most of the time for online information, while trying some parts of code and trying to understand how it works, in order to see if I can use it to improve the program and have a better score. </text:span></text:p>
      <text:p text:style-name="P38"/>
      <text:p text:style-name="P36"><text:span text:style-name="T52">O</text:span><text:span text:style-name="T51">bservations on the participants of the A</text:span><text:span text:style-name="T53">I</text:span><text:span text:style-name="T51">crowd.</text:span></text:p>
      <text:p text:style-name="P35"/>
      <text:p text:style-name="P22"><text:span text:style-name="T21">A</text:span><text:span text:style-name="T22">t</text:span><text:span text:style-name="T21"> the </text:span><text:span text:style-name="T22">beginnings</text:span><text:span text:style-name="T21">, </text:span><text:span text:style-name="T22">there was</text:span><text:span text:style-name="T21"> not much discussion </text:span><text:span text:style-name="T22">between participants</text:span><text:span text:style-name="T21"> in the discussion tab</text:span><text:span text:style-name="T22">s of the AI Blitz challenges</text:span><text:span text:style-name="T21">. </text:span><text:span text:style-name="T22">It was mostly bug reports, like </text:span><text:span text:style-name="T21">about submission limits.</text:span></text:p>
      <text:p text:style-name="P15"/>
      <text:p text:style-name="P25"><text:span text:style-name="T30">So far, it seems that the participants aren’t discussing with each others, only one has giving some h</text:span><text:span text:style-name="T31">elp</text:span><text:span text:style-name="T30"> to possibly improve the score, </text:span><text:span text:style-name="T32">at this point of writing(14.05.2021)</text:span><text:span text:style-name="T30">. </text:span><text:span text:style-name="T31">The hint is to sort by index, as the resulting file isn’t sorted, and it has improved the score of the file. </text:span><text:span text:style-name="T33">The user is called V</text:span><text:span text:style-name="T34">ictorkras2008.</text:span></text:p>
      <text:p text:style-name="P31"/>
      <text:p text:style-name="P26"><text:span text:style-name="T42">L</text:span><text:span text:style-name="T44">ooking at the leaderboard, it’s interesting to note that the p</text:span><text:span text:style-name="T50">eople</text:span><text:span text:style-name="T44"> holding the t</text:span><text:span text:style-name="T50">op</text:span><text:span text:style-name="T44"> place</text:span><text:span text:style-name="T50">s</text:span><text:span text:style-name="T44">, hold the first place on most of all the challenges in the blitz, a</text:span><text:span text:style-name="T50">nd in the case they don’t hold the first place, they remain in the top of the leaderboard</text:span><text:span text:style-name="T44">.</text:span></text:p>
      <text:p text:style-name="P26"><text:span text:style-name="T44"><text:s/></text:span><text:span text:style-name="T43">It does shows that it attracts some good AI programmers, </text:span><text:span text:style-name="T45">as t</text:span><text:span text:style-name="T18">he participants are really good at improving the score.</text:span></text:p>
      <text:p text:style-name="P26"><text:span text:style-name="T18"><text:s/></text:span><text:span text:style-name="T19">With these observations, it leads me to think that most participants are more in a competitive state than a helpful mindset, which the cause might be to win the reward. </text:span></text:p>
      <text:p text:style-name="P32"/>
      <text:p text:style-name="P33">I checked the AIcrowd discord to see if the participants used this to help each other. For this challenge, the AIBlitz room was used to complain about the baseline<text:span text:style-name="T58">(the F1 Team Classification)</text:span> giving a perfect score for the first challenge, and so far, it seems the participant doesn’t help each other for this <text:span text:style-name="T59">Blitz challenge on Dicord</text:span>, although the discussions in the some of the other rooms show that the participants do chat with each others.</text:p>
      <text:p text:style-name="P33"/>
      <text:p text:style-name="P27"><text:span text:style-name="T46">The participants of A</text:span><text:span text:style-name="T48">I</text:span><text:span text:style-name="T46">crowd can use the </text:span><text:a xlink:type="simple" xlink:href="https://discourse.aicrowd.com/" text:style-name="Internet_20_link" text:visited-style-name="Visited_20_Internet_20_Link">https://discourse.aicrowd.com/</text:a><text:span text:style-name="T46"> page or discord to chat, either with the other participants or staff members. </text:span><text:span text:style-name="T47">About 1411 members on discord.</text:span></text:p>
      <text:p text:style-name="P34"/>
      <text:p text:style-name="P14"><text:soft-page-break/><text:span text:style-name="T56">At this time of writing this line, (16.05.2021), there is 123 participants and 12 teams. </text:span><text:span text:style-name="T55">On th 19</text:span><text:span text:style-name="T54">th</text:span><text:span text:style-name="T55"> of may, there is 144 participants and 13 teams.</text:span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start" style:justify-single-word="false" style:writing-mode="lr-tb"/>
      <style:text-properties style:font-name="Liberation Serif" fo:font-family="'Liberation Serif'" style:font-family-generic="roman" style:font-pitch="variable" fo:font-size="12pt" officeooo:rsid="00000000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f0e98c"/>
    </style:style>
    <style:style style:name="MP2" style:family="paragraph" style:parent-style-name="Footer">
      <style:paragraph-properties fo:text-align="center" style:justify-single-word="false"/>
      <style:text-properties fo:language="fr" fo:country="CH"/>
    </style:style>
    <style:style style:name="MT1" style:family="text">
      <style:text-properties fo:language="en" fo:country="US" officeooo:rsid="0128a33f"/>
    </style:style>
    <style:style style:name="MT2" style:family="text">
      <style:text-properties style:font-name="Arial" fo:font-size="11pt" fo:language="en" fo:country="US" style:text-underline-style="none" fo:font-weight="normal" officeooo:rsid="03e3592e" style:font-size-asian="11pt" style:font-weight-asian="normal" style:font-size-complex="11pt" style:font-weight-complex="normal"/>
    </style:style>
    <style:style style:name="MT3" style:family="text">
      <style:text-properties style:font-name="Arial" fo:font-size="11pt" fo:language="en" fo:country="US" style:text-underline-style="none" fo:font-weight="normal" officeooo:rsid="0457468e" style:font-size-asian="11pt" style:font-weight-asian="normal" style:font-size-complex="11pt" style:font-weight-complex="normal"/>
    </style:style>
    <style:style style:name="MT4" style:family="text">
      <style:text-properties fo:language="fr" fo:country="CH" officeooo:rsid="0128a33f"/>
    </style:style>
    <style:style style:name="MT5" style:family="text">
      <style:text-properties fo:language="fr" fo:country="CH" officeooo:rsid="058eb993"/>
    </style:style>
    <style:style style:name="MT6" style:family="text">
      <style:text-properties fo:language="fr" fo:country="CH" officeooo:rsid="045ad84c"/>
    </style:style>
    <style:style style:name="MT7" style:family="text">
      <style:text-properties officeooo:rsid="0081c46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ichael Mosimann<text:tab/></text:span><text:span text:style-name="MT2">C</text:span><text:span text:style-name="MT3">rowdsourcing and AI</text:span><text:span text:style-name="MT1"><text:tab/></text:span><text:span text:style-name="MT4">M</text:span><text:span text:style-name="MT5">ai</text:span><text:span text:style-name="MT4"> 2</text:span><text:span text:style-name="MT6">021</text:span></text:p>
      </style:header>
      <style:footer>
        <text:p text:style-name="MP2"><text:span text:style-name="MT7">Page </text:span><text:page-number text:select-page="current">1</text:page-number><text:s/><text:span text:style-name="MT7">sur </text:span><text:page-count>3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28T15:40:00.897000000</meta:creation-date>
    <dc:date>2021-05-20T08:06:49.552000000</dc:date>
    <meta:editing-duration>P3DT1H51M6S</meta:editing-duration>
    <meta:editing-cycles>1137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30" meta:word-count="705" meta:character-count="4028" meta:non-whitespace-character-count="3347"/>
  </office:meta>
</office:document-meta>
</file>